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99FFCC"/>
    </style:style>
    <style:style style:name="ce19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8" table:visibility="collapse"/>
        <table:table-column table:style-name="co3" table:default-cell-style-name="ce20" table:visibility="collapse"/>
        <table:table-column table:style-name="co2" table:default-cell-style-name="ce17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400" table:style-name="ce10">
            <text:p>400</text:p>
          </table:table-cell>
          <table:table-cell table:style-name="ce1"/>
          <table:table-cell office:value-type="float" office:value="400" table:formula="of:=[.E2]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80" table:style-name="ce10">
            <text:p>180</text:p>
          </table:table-cell>
          <table:table-cell table:style-name="ce1"/>
          <table:table-cell office:value-type="float" office:value="180" table:formula="of:=[.E4]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5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1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7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1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9]" table:style-name="ce1">
            <text:p>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10]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шт</text:p>
          </table:table-cell>
          <table:table-cell office:value-type="float" office:value="8" table:formula="of:=[.E11]*0.4" table:style-name="ce1">
            <text:p>8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table:style-name="ce1"/>
          <table:table-cell office:value-type="float" office:value="0" table:formula="of:=[.E14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1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1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600" table:style-name="ce10">
            <text:p>600</text:p>
          </table:table-cell>
          <table:table-cell table:style-name="ce1"/>
          <table:table-cell office:value-type="float" office:value="600" table:formula="of:=[.E22]" table:style-name="ce1">
            <text:p>6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60" table:style-name="ce10">
            <text:p>260</text:p>
          </table:table-cell>
          <table:table-cell table:style-name="ce1"/>
          <table:table-cell office:value-type="float" office:value="260" table:formula="of:=[.E23]" table:style-name="ce1">
            <text:p>2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24]" table:style-name="ce1">
            <text:p>7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style-name="ce10"/>
          <table:table-cell table:style-name="ce1"/>
          <table:table-cell office:value-type="float" office:value="0" table:formula="of:=[.E25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40" table:style-name="ce10">
            <text:p>140</text:p>
          </table:table-cell>
          <table:table-cell table:style-name="ce1"/>
          <table:table-cell office:value-type="float" office:value="140" table:formula="of:=[.E26]" table:style-name="ce1">
            <text:p>14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7]" table:style-name="ce1">
            <text:p>3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32]" table:style-name="ce1">
            <text:p>6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34]" table:style-name="ce1">
            <text:p>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36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37]" table:style-name="ce1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38]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41]" table:style-name="ce1">
            <text:p>6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230" table:style-name="ce10">
            <text:p>230</text:p>
          </table:table-cell>
          <table:table-cell table:style-name="ce1"/>
          <table:table-cell office:value-type="float" office:value="230" table:formula="of:=[.E43]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0">
            <text:p>900</text:p>
          </table:table-cell>
          <table:table-cell table:style-name="ce1"/>
          <table:table-cell office:value-type="float" office:value="900" table:formula="of:=[.E44]" table:style-name="ce1">
            <text:p>9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5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48]" table:style-name="ce1">
            <text:p>2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160" table:style-name="ce10">
            <text:p>160</text:p>
          </table:table-cell>
          <table:table-cell table:style-name="ce1"/>
          <table:table-cell office:value-type="float" office:value="160" table:formula="of:=[.E52]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10" table:style-name="ce17">
            <text:p>10</text:p>
          </table:table-cell>
          <table:table-cell table:style-name="ce1"/>
          <table:table-cell office:value-type="float" office:value="10" table:formula="of:=[.E53]" table:style-name="ce1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8"/>
          <table:table-cell office:value-type="float" office:value="0" table:formula="of:=[.C54]-[.B54]" table:style-name="ce9">
            <text:p>0</text:p>
          </table:table-cell>
          <table:table-cell office:value-type="float" office:value="160" table:style-name="ce17">
            <text:p>160</text:p>
          </table:table-cell>
          <table:table-cell table:style-name="ce1"/>
          <table:table-cell office:value-type="float" office:value="160" table:formula="of:=[.E54]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8"/>
          <table:table-cell table:style-name="ce9"/>
          <table:table-cell table:style-name="ce17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8"/>
          <table:table-cell table:style-name="ce9"/>
          <table:table-cell office:value-type="float" office:value="5620" table:formula="of:=SUM([.E2:.E54])" table:style-name="ce17">
            <text:p>5620</text:p>
          </table:table-cell>
          <table:table-cell table:style-name="ce1"/>
          <table:table-cell office:value-type="float" office:value="5608" table:formula="of:=SUM([.G2:.G54])" table:style-name="ce17">
            <text:p>5608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8"/>
          <table:table-cell table:style-name="ce9"/>
          <table:table-cell table:style-name="ce17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8"/>
          <table:table-cell table:style-name="ce19"/>
          <table:table-cell table:style-name="ce17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8"/>
          <table:table-cell table:style-name="ce9"/>
          <table:table-cell table:style-name="ce17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1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9-10T08:04:06Z</dc:date>
    <meta:print-date>2024-07-02T10:41:14Z</meta:print-date>
    <meta:editing-cycles>110</meta:editing-cycles>
    <meta:editing-duration>PT131840S</meta:editing-duration>
  </office:meta>
</office:document-meta>
</file>